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0.8424in"/>
    </style:style>
    <style:style style:name="Table1.B" style:family="table-column">
      <style:table-column-properties style:column-width="0.5729in"/>
    </style:style>
    <style:style style:name="Table1.C" style:family="table-column">
      <style:table-column-properties style:column-width="1.05in"/>
    </style:style>
    <style:style style:name="Table1.D" style:family="table-column">
      <style:table-column-properties style:column-width="0.9465in"/>
    </style:style>
    <style:style style:name="Table1.E" style:family="table-column">
      <style:table-column-properties style:column-width="1.4319in"/>
    </style:style>
    <style:style style:name="Table1.F" style:family="table-column">
      <style:table-column-properties style:column-width="1.1632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5"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F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2569in" fo:margin-left="0.4931in" table:align="left" style:writing-mode="lr-tb"/>
    </style:style>
    <style:style style:name="Table2.A" style:family="table-column">
      <style:table-column-properties style:column-width="0.8944in"/>
    </style:style>
    <style:style style:name="Table2.B" style:family="table-column">
      <style:table-column-properties style:column-width="0.5208in"/>
    </style:style>
    <style:style style:name="Table2.C" style:family="table-column">
      <style:table-column-properties style:column-width="1.0417in"/>
    </style:style>
    <style:style style:name="Table2.D" style:family="table-column">
      <style:table-column-properties style:column-width="1.6056in"/>
    </style:style>
    <style:style style:name="Table2.E" style:family="table-column">
      <style:table-column-properties style:column-width="1.25in"/>
    </style:style>
    <style:style style:name="Table2.F" style:family="table-column">
      <style:table-column-properties style:column-width="0.9444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2.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none" style:writing-mode="lr-tb"/>
    </style:style>
    <style:style style:name="Table2.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2.F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able_20_Text">
      <style:paragraph-properties fo:margin-left="0in" fo:margin-right="0.1in" fo:text-indent="0in" style:auto-text-indent="false"/>
    </style:style>
    <style:style style:name="P6"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7" style:family="paragraph" style:parent-style-name="Table_20_Text_20_Last">
      <style:paragraph-properties fo:margin-left="0in" fo:margin-right="0.1in" fo:text-indent="0in" style:auto-text-indent="false" fo:padding-left="0in" fo:padding-right="0in" fo:padding-top="0in" fo:padding-bottom="0.0417in" fo:border="none"/>
      <style:text-properties style:font-name="Utopia" style:font-name-complex="Utopia"/>
    </style:style>
    <style:style style:name="P8" style:family="paragraph" style:parent-style-name="Table_20_Head">
      <style:paragraph-properties fo:margin-left="0in" fo:margin-right="0in" fo:text-indent="0in" style:auto-text-indent="false"/>
    </style:style>
    <style:style style:name="P9" style:family="paragraph" style:parent-style-name="Table_20_Head">
      <style:paragraph-properties fo:margin-left="0in" fo:margin-right="0in" fo:text-indent="0in" style:auto-text-indent="false" style:snap-to-layout-grid="false"/>
    </style:style>
    <style:style style:name="P10" style:family="paragraph" style:parent-style-name="Chapter_20_Title" style:master-page-name="First_20_Page">
      <style:paragraph-properties style:page-number="auto"/>
    </style:style>
    <style:style style:name="P11" style:family="paragraph" style:parent-style-name="Text_20_body">
      <style:text-properties officeooo:paragraph-rsid="000c8431"/>
    </style:style>
    <style:style style:name="P12" style:family="paragraph">
      <style:paragraph-properties fo:margin-top="0in" fo:margin-bottom="0.0835in" style:writing-mode="lr-tb"/>
    </style:style>
    <style:style style:name="P13" style:family="paragraph">
      <style:paragraph-properties style:writing-mode="lr-tb"/>
    </style:style>
    <style:style style:name="T1" style:family="text">
      <style:text-properties officeooo:rsid="000c2b73"/>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style:font-name="Times" fo:language="none" fo:country="none" fo:font-weight="bold" style:font-weight-asian="bold" style:font-name-complex="Times" text:display="true"/>
    </style:style>
    <style:style style:name="T6" style:family="text">
      <style:text-properties style:font-name="Times" fo:language="none" fo:country="none" style:font-name-complex="Times" text:display="true"/>
    </style:style>
    <style:style style:name="T7" style:family="text">
      <style:text-properties style:font-name="Times" style:font-name-complex="Times" text:display="true"/>
    </style:style>
    <style:style style:name="T8" style:family="text">
      <style:text-properties style:text-position="super 58%"/>
    </style:style>
    <style:style style:name="T9" style:family="text">
      <style:text-properties style:font-name="Utopia-Italic" style:font-name-complex="Utopia-Italic"/>
    </style:style>
    <style:style style:name="T10" style:family="text">
      <style:text-properties style:text-position="sub 58%"/>
    </style:style>
    <style:style style:name="T11" style:family="text">
      <style:text-properties style:font-name="Utopia-Bold" style:font-name-complex="Utopia-Bold"/>
    </style:style>
    <style:style style:name="T12" style:family="text">
      <style:text-properties fo:font-style="normal" fo:font-weight="bold" style:font-style-asian="normal" style:font-weight-asian="bold"/>
    </style:style>
    <style:style style:name="T13" style:family="text">
      <style:text-properties style:font-name-asian="TheSansMonoConNormal"/>
    </style:style>
    <style:style style:name="T14" style:family="text">
      <style:text-properties style:font-name="TheSansMonoCondensed-Bold" style:font-name-complex="TheSansMonoCondensed-Bold"/>
    </style:style>
    <style:style style:name="T15" style:family="text">
      <style:text-properties style:font-name-asian="Utopia"/>
    </style:style>
    <style:style style:name="T16" style:family="text">
      <style:text-properties officeooo:rsid="000a4fa6"/>
    </style:style>
    <style:style style:name="T17" style:family="text">
      <style:text-properties officeooo:rsid="000a63bb"/>
    </style:style>
    <style:style style:name="T18" style:family="text">
      <style:text-properties officeooo:rsid="000c2b73"/>
    </style:style>
    <style:style style:name="T19" style:family="text">
      <style:text-properties officeooo:rsid="000c8431"/>
    </style:style>
    <style:style style:name="T20" style:family="text">
      <style:text-properties officeooo:rsid="000cf096"/>
    </style:style>
    <style:style style:name="T21"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6349328" text:id="ct96349328">
          <text:deletion>
            <office:change-info>
              <dc:creator>Ray Lischner</dc:creator>
              <dc:date>2013-10-01T19:16:00</dc:date>
            </office:change-info>
            <text:p text:style-name="Text_20_body">this book’s web site has some links, or just </text:p>
          </text:deletion>
        </text:changed-region>
        <text:changed-region xml:id="ct91225904" text:id="ct91225904">
          <text:insertion>
            <office:change-info>
              <dc:creator>Ray Lischner</dc:creator>
              <dc:date>2013-10-01T19:18:00</dc:date>
            </office:change-info>
          </text:insertion>
        </text:changed-region>
        <text:changed-region xml:id="ct97489840" text:id="ct97489840">
          <text:insertion>
            <office:change-info>
              <dc:creator>Ray Lischner</dc:creator>
              <dc:date>2013-10-05T10:27:00</dc:date>
            </office:change-info>
          </text:insertion>
        </text:changed-region>
        <text:changed-region xml:id="ct97955696" text:id="ct97955696">
          <text:deletion>
            <office:change-info>
              <dc:creator>Ray Lischner</dc:creator>
              <dc:date>2013-10-05T10:27:00</dc:date>
            </office:change-info>
            <text:p text:style-name="Code">
       <text:span text:style-name="T1">f</text:span>
      </text:p>
          </text:deletion>
        </text:changed-region>
        <text:changed-region xml:id="ct97278304" text:id="ct97278304">
          <text:insertion>
            <office:change-info>
              <dc:creator>Ray Lischner</dc:creator>
              <dc:date>2013-10-05T10:27:00</dc:date>
            </office:change-info>
          </text:insertion>
        </text:changed-region>
        <text:changed-region xml:id="ct97953824" text:id="ct97953824">
          <text:deletion>
            <office:change-info>
              <dc:creator>Ray Lischner</dc:creator>
              <dc:date>2013-10-05T10:27:00</dc:date>
            </office:change-info>
            <text:p text:style-name="Code">
       <text:span text:style-name="T1">f</text:span>
      </text:p>
          </text:deletion>
        </text:changed-region>
        <text:changed-region xml:id="ct98091776" text:id="ct98091776">
          <text:insertion>
            <office:change-info>
              <dc:creator>Ray Lischner</dc:creator>
              <dc:date>2013-10-05T10:27:00</dc:date>
            </office:change-info>
          </text:insertion>
        </text:changed-region>
        <text:changed-region xml:id="ct98015952" text:id="ct98015952">
          <text:deletion>
            <office:change-info>
              <dc:creator>Ray Lischner</dc:creator>
              <dc:date>2013-10-05T10:27:00</dc:date>
            </office:change-info>
            <text:p text:style-name="Code">
       <text:span text:style-name="T1">f</text:span>
      </text:p>
          </text:deletion>
        </text:changed-region>
        <text:changed-region xml:id="ct97864064" text:id="ct97864064">
          <text:deletion>
            <office:change-info>
              <dc:creator>Ray Lischner</dc:creator>
              <dc:date>2013-10-01T19:20:00</dc:date>
            </office:change-info>
            <text:p text:style-name="Code">(</text:p>
          </text:deletion>
        </text:changed-region>
        <text:changed-region xml:id="ct96152368" text:id="ct96152368">
          <text:insertion>
            <office:change-info>
              <dc:creator>Ray Lischner</dc:creator>
              <dc:date>2013-10-01T19:20:00</dc:date>
            </office:change-info>
          </text:insertion>
        </text:changed-region>
        <text:changed-region xml:id="ct93682304" text:id="ct93682304">
          <text:deletion>
            <office:change-info>
              <dc:creator>Ray Lischner</dc:creator>
              <dc:date>2013-10-01T19:20:00</dc:date>
            </office:change-info>
            <text:p text:style-name="Code">)</text:p>
          </text:deletion>
        </text:changed-region>
        <text:changed-region xml:id="ct79156544" text:id="ct79156544">
          <text:insertion>
            <office:change-info>
              <dc:creator>Ray Lischner</dc:creator>
              <dc:date>2013-10-01T19:20:00</dc:date>
            </office:change-info>
          </text:insertion>
        </text:changed-region>
        <text:changed-region xml:id="ct93225280" text:id="ct93225280">
          <text:deletion>
            <office:change-info>
              <dc:creator>Ray Lischner</dc:creator>
              <dc:date>2013-10-05T10:28:00</dc:date>
            </office:change-info>
            <text:p text:style-name="Body_20_Text_20_First">s</text:p>
          </text:deletion>
        </text:changed-region>
        <text:changed-region xml:id="ct93634208" text:id="ct93634208">
          <text:insertion>
            <office:change-info>
              <dc:creator>Ray Lischner</dc:creator>
              <dc:date>2013-10-01T19:23:00</dc:date>
            </office:change-info>
          </text:insertion>
        </text:changed-region>
        <text:changed-region xml:id="ct69029952" text:id="ct69029952">
          <text:insertion>
            <office:change-info>
              <dc:creator>Ray Lischner</dc:creator>
              <dc:date>2013-10-01T19:21:00</dc:date>
            </office:change-info>
          </text:insertion>
        </text:changed-region>
        <text:changed-region xml:id="ct91239376" text:id="ct91239376">
          <text:insertion>
            <office:change-info>
              <dc:creator>Ray Lischner</dc:creator>
              <dc:date>2013-10-01T19:22:00</dc:date>
            </office:change-info>
          </text:insertion>
        </text:changed-region>
        <text:changed-region xml:id="ct90881888" text:id="ct90881888">
          <text:insertion>
            <office:change-info>
              <dc:creator>Ray Lischner</dc:creator>
              <dc:date>2013-10-05T10:30:00</dc:date>
            </office:change-info>
          </text:insertion>
        </text:changed-region>
        <text:changed-region xml:id="ct95580256" text:id="ct95580256">
          <text:insertion>
            <office:change-info>
              <dc:creator>Ray Lischner</dc:creator>
              <dc:date>2013-10-05T10:32:00</dc:date>
            </office:change-info>
          </text:insertion>
        </text:changed-region>
        <text:changed-region xml:id="ct83919296" text:id="ct83919296">
          <text:insertion>
            <office:change-info>
              <dc:creator>Ray Lischner</dc:creator>
              <dc:date>2013-10-05T10:33:00</dc:date>
            </office:change-info>
          </text:insertion>
        </text:changed-region>
        <text:changed-region xml:id="ct77112032" text:id="ct77112032">
          <text:insertion>
            <office:change-info>
              <dc:creator>Ray Lischner</dc:creator>
              <dc:date>2013-10-05T10:31:00</dc:date>
            </office:change-info>
          </text:insertion>
        </text:changed-region>
        <text:changed-region xml:id="ct98282784" text:id="ct98282784">
          <text:insertion>
            <office:change-info>
              <dc:creator>Ray Lischner</dc:creator>
              <dc:date>2013-10-05T10:34:00</dc:date>
            </office:change-info>
          </text:insertion>
        </text:changed-region>
        <text:changed-region xml:id="ct98203104" text:id="ct98203104">
          <text:insertion>
            <office:change-info>
              <dc:creator>Ray Lischner</dc:creator>
              <dc:date>2013-10-05T10:38:00</dc:date>
            </office:change-info>
          </text:insertion>
        </text:changed-region>
        <text:changed-region xml:id="ct84527488" text:id="ct84527488">
          <text:insertion>
            <office:change-info>
              <dc:creator>Ray Lischner</dc:creator>
              <dc:date>2013-10-05T10: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ery Big and Very Little Numbers<text:span text:style-name="Comment_20_Reference"><text:span text:style-name="T5"><office:annotation><dc:creator>Stefan Turalski</dc:creator><dc:date>2013-09-22T17:48:00</dc:date><text:p text:style-name="P12"><text:span text:style-name="T21">I must admit that the subject is a geek’s blackhole. Just emerged back from Goldberg’s classic reread and various floating-point opmitization articles. It’s really hard for me to judge what should be added.</text:span></text:p><text:p text:style-name="P12"><text:span text:style-name="T21"/></text:p><text:p text:style-name="P12"><text:span text:style-name="T21">I guess, the one thing that’s really notable is lack of coverage for conversion and promotion order. Especially on the typical 1.0/1</text:span></text:p><text:p text:style-name="P12"><text:span text:style-name="T21"/></text:p><text:p text:style-name="P12"><text:span text:style-name="T21">Another guess would to add the floating point enviroment and a sample call to std::fetestexcept (from cfenv). It’s slowly getting more and more popular in our codebase. Additionally, guys started using new C++11 macros to set rounding direction.</text:span></text:p></office:annotation></text:span></text:span></text:p>
      <text:p text:style-name="Body_20_Text_20_First">Even the longest <text:span text:style-name="Code_20_Inline">long</text:span> <text:span text:style-name="Code_20_Inline">long</text:span> cannot represent truly large numbers, such as Avogadro’s number <text:span text:style-name="Comment_20_Reference"><text:span text:style-name="T7"><office:annotation><dc:creator>Stefan Turalski</dc:creator><dc:date>2013-09-20T22:08:00</dc:date><text:p text:style-name="P12"><text:span text:style-name="T21">Constant?</text:span></text:p></office:annotation></text:span></text:span>(6.02<text:span text:style-name="TRA_2f_TMS_2f_CCC"></text:span>10<text:span text:style-name="T8">23</text:span>) or extremely small numbers, such as the mass of an electron (9.1<text:span text:style-name="TRA_2f_TMS_2f_CCC"></text:span>10<text:span text:style-name="T8">–31</text:span> kg). Scientists and engineers use scientific notation, which consists of a mantissa (such as 6.02 or 9.1) and an exponent (such as 23 or –31), relative to a base (10).</text:p>
      <text:p text:style-name="Text_20_body">Computers represent very large and very small numbers using a similar representation, known as <text:span text:style-name="Emphasis"><text:span text:style-name="T9">floating-point</text:span></text:span>. I know many of you have been waiting eagerly for this exploration, as you’ve probably grown tired of using only integers, so let’s jump in.</text:p>
      <text:h text:style-name="Heading_20_1" text:outline-level="1">Floating-Point Numbers</text:h>
      <text:p text:style-name="Body_20_Text_20_First">Computers use floating-point numbers for very large and very small values. By sacrificing precision, you can gain a greatly extended range. However, never forget that the range and precision are limited. Floating-point numbers are not the same as mathematical real numbers, although they can often serve as useful approximations of real numbers.</text:p>
      <text:p text:style-name="Text_20_body">Like its scientific notation counterpart, a floating-point number has a mantissa, also called a <text:span text:style-name="Emphasis"><text:span text:style-name="T9">significand</text:span></text:span>, a sign, and an exponent. The mantissa and exponent use a common <text:span text:style-name="Emphasis"><text:span text:style-name="T9">base</text:span></text:span> or <text:span text:style-name="Emphasis"><text:span text:style-name="T9">radix</text:span></text:span>. Although integers in C++ are always binary in their representation, floating-point numbers can use any base. Binary is a popular base, but some computers use 16 or even 10 as the base. The precise details are, as always, dependent upon the implementation. In other words, each C++ implementation uses its native floating-point format for maximum performance.</text:p>
      <text:p text:style-name="Text_20_body">Floating-point values often come in multiple flavors. C++ offers single, double, and extended precision, called <text:span text:style-name="Code_20_Inline">float</text:span>, <text:span text:style-name="Code_20_Inline">double</text:span>, and <text:span text:style-name="Code_20_Inline">long</text:span> <text:span text:style-name="Code_20_Inline">double</text:span>, respectively. The difference is that <text:span text:style-name="Code_20_Inline">float</text:span> usually has less precision and a smaller range than <text:span text:style-name="Code_20_Inline">double</text:span>, and <text:span text:style-name="Code_20_Inline">double</text:span> usually has less precision and smaller range than <text:span text:style-name="Code_20_Inline">long</text:span> <text:span text:style-name="Code_20_Inline">double</text:span>. In exchange, <text:span text:style-name="Code_20_Inline">long</text:span> <text:span text:style-name="Code_20_Inline">double</text:span> usually requires more memory and computation time than <text:span text:style-name="Code_20_Inline">double</text:span>, which usually consumes more memory and computation time than <text:span text:style-name="Code_20_Inline">float</text:span>. On the other hand, an implementation is free to use the same representation for all three types.</text:p>
      <text:p text:style-name="Text_20_body">Use <text:span text:style-name="Code_20_Inline">double</text:span> unless there is some reason not to: use <text:span text:style-name="Code_20_Inline">float</text:span> when memory is at a premium and you can afford to lose precision, or <text:span text:style-name="Code_20_Inline">long</text:span> <text:span text:style-name="Code_20_Inline">double</text:span> when you absolutely need the extra precision or range and can afford to give up memory and performance.</text:p>
      <text:p text:style-name="Text_20_body"><text:soft-page-break/>A common binary representation of floating-point numbers is the IEC 60559 standard, which is better known as IEEE 754. Most likely, your desktop system has hardware that implements the IEC 60559 standard. For the sake of convenience, the following discussion describes only IEC 60559, but never forget that C++ permits many floating-point representations. Mainframes and DSPs, for example, often use other representations.</text:p>
      <text:p text:style-name="Text_20_body">An IEC 60559 <text:span text:style-name="Code_20_Inline">float</text:span> occupies 32 bits, of which 23 bits make up the mantissa, 8 bits form the exponent, leaving one bit for the mantissa’s sign. The radix is 2, so the range of an IEC 60559 float is roughly 2<text:span text:style-name="T8">–127</text:span> to 2<text:span text:style-name="T8">127</text:span>, or 10<text:span text:style-name="T8">–38</text:span> to 10<text:span text:style-name="T8">38</text:span>. (I lied. Smaller numbers are possible, but the details are not germane to C++. If you are curious, <text:change text:change-id="ct96349328"/>look up <text:span text:style-name="Emphasis"><text:span text:style-name="T9">denormalization</text:span></text:span> in your favorite computer science reference.)</text:p>
      <text:p text:style-name="Text_20_body">The IEC 60559 standard reserves some bit patterns for special values. In particular, if the exponent is all one bits, and the mantissa is all zero bits, the value is considered “infinity.” It’s not quite a mathematical infinity, but it does its best to pretend. Adding any finite value to infinity, for example, yields an answer of infinity. Positive infinity is always greater than any finite value, and negative infinity is always smaller than finite values.</text:p>
      <text:p text:style-name="Text_20_body">If the exponent is all one bits and the mantissa is not all zero bits, the value is considered as not-a-number, or <text:span text:style-name="Emphasis"><text:span text:style-name="T9">NaN</text:span></text:span>. NaN comes in two varieties: quiet and signaling. Arithmetic with quiet NaN always yields a NaN result. Using a signaling NaN results in a machine interrupt. How that interrupt manifests itself in your program is up to the implementation. In general, you should expect your program to terminate abruptly. Consult your compiler’s documentation to learn the details. Certain arithmetic operations that have no meaningful result can also yield NaN, such as adding positive infinity to negative infinity.</text:p>
      <text:p text:style-name="Text_20_body">Test whether a value is NaN by calling <text:span text:style-name="Code_20_Inline">std::isnan</text:span> (declared in <text:span text:style-name="Code_20_Inline">&lt;cmath&gt;</text:span>). Similar functions exist to test for infinity and other properties of floating-point numbers.</text:p>
      <text:p text:style-name="Text_20_body">A <text:span text:style-name="Code_20_Inline">double</text:span> is similar in structure to a <text:span text:style-name="Code_20_Inline">float</text:span>, except it takes up 64 bits: 52 bits for the mantissa, 11 bits for the exponent, and 1 sign bit. A <text:span text:style-name="Code_20_Inline">double</text:span> can also have infinity and NaN values, with the same structural representation (that is, exponent all ones).</text:p>
      <text:p text:style-name="Text_20_body">A <text:span text:style-name="Code_20_Inline">long</text:span> <text:span text:style-name="Code_20_Inline">double</text:span> is even longer than <text:span text:style-name="Code_20_Inline">double</text:span>. The IEC 60559 standard permits an extended double-precision format that requires at least 79 bits. Many desktop and workstation systems implement extended-precision, floating-point numbers using 80 bits (63 for the mantissa and 16 for the exponent).</text:p>
      <text:h text:style-name="Heading_20_1" text:outline-level="1">Floating-Point Literals</text:h>
      <text:p text:style-name="Body_20_Text_20_First">Any numeric literal with a decimal point or a decimal exponent represents a floating-point number. The decimal point is always <text:span text:style-name="Code_20_Inline">'.'</text:span>, regardless of locale. The exponent starts with the letter <text:span text:style-name="Code_20_Inline">e</text:span> or <text:span text:style-name="Code_20_Inline">E</text:span> and can be signed. No spaces are permitted in a numeric literal. For example:</text:p>
      <text:p text:style-name="Code">3.1415926535897</text:p>
      <text:p text:style-name="Code">31415926535897e-13</text:p>
      <text:p text:style-name="Code">0.000314159265e4</text:p>
      <text:p text:style-name="Text_20_body">By default, a floating-point literal has type <text:span text:style-name="Code_20_Inline">double</text:span>. To write a <text:span text:style-name="Code_20_Inline">float</text:span> literal, add the letter <text:span text:style-name="Code_20_Inline">f</text:span> or <text:span text:style-name="Code_20_Inline">F</text:span> after the number. For a <text:span text:style-name="Code_20_Inline">long</text:span> <text:span text:style-name="Code_20_Inline">double</text:span>, use the letter <text:span text:style-name="Code_20_Inline">l</text:span> or <text:span text:style-name="Code_20_Inline">L</text:span>:</text:p>
      <text:p text:style-name="Code">3.141592f</text:p>
      <text:p text:style-name="Code"><text:soft-page-break/>31415926535897E-13l</text:p>
      <text:p text:style-name="Code">0.000314159265E+4<text:change-start text:change-id="ct91225904"/><text:span text:style-name="T16">20</text:span><text:change-end text:change-id="ct91225904"/>L</text:p>
      <text:p text:style-name="Text_20_body">As with <text:span text:style-name="Code_20_Inline">long</text:span> <text:span text:style-name="Code_20_Inline">int</text:span> literals, I prefer uppercase <text:span text:style-name="Code_20_Inline">L</text:span> to avoid confusion with the digit <text:span text:style-name="Code_20_Inline">1</text:span>. Feel free to use <text:span text:style-name="Code_20_Inline">f</text:span> or <text:span text:style-name="Code_20_Inline">F</text:span>, but I recommend you pick one and stick with it. For uniformity with <text:span text:style-name="Code_20_Inline">L</text:span>, I prefer to use <text:span text:style-name="Code_20_Inline">F</text:span>.</text:p>
      <text:p text:style-name="Text_20_body">If a floating-point literal exceeds the range of the type, the compiler will tell you. If you ask for a value at greater precision than the type supports, the compiler will silently give you as much precision as it can. Another possibility is that you request a value that the type cannot represent exactly. In that case, the compiler gives you the next higher or lower value.</text:p>
      <text:p text:style-name="Text_20_body">For example, your program may have the literal <text:span text:style-name="Code_20_Inline">0.2F</text:span>, which seems like a perfectly fine real number, but as a binary floating-point value, it has no exact representation. Instead, it is approximately 0.0011001100<text:span text:style-name="T10">2</text:span>. The difference between the decimal value and the internal value can give rise to unexpected results, the most common of which is when you expect two numbers to be equal and they are not. <text:span text:style-name="Strong_20_Emphasis"><text:span text:style-name="T11">Read Listing 26-1 and predict the outcome.</text:span></text:span></text:p>
      <text:p text:style-name="Code_20_Caption"><text:span text:style-name="T12">Listing 26-1.</text:span> Floating-Point Numbers Do Not Always Behave as You Expect</text:p>
      <text:p text:style-name="Code">#include &lt;cassert&gt;</text:p>
      <text:p text:style-name="Code">int main()</text:p>
      <text:p text:style-name="Code">{</text:p>
      <text:p text:style-name="Code"><text:span text:style-name="T13"><text:s text:c="2"/></text:span>float a{0.03<text:change-start text:change-id="ct97489840"/><text:span text:style-name="T1">F</text:span><text:change-end text:change-id="ct97489840"/><text:change text:change-id="ct97955696"/>};</text:p>
      <text:p text:style-name="Code"><text:span text:style-name="T13"><text:s text:c="2"/></text:span>float b{10.0<text:change-start text:change-id="ct97278304"/><text:span text:style-name="T1">F</text:span><text:change-end text:change-id="ct97278304"/><text:change text:change-id="ct97953824"/>};</text:p>
      <text:p text:style-name="Code"><text:span text:style-name="T13"><text:s text:c="2"/></text:span>float c{0.3<text:change-start text:change-id="ct98091776"/><text:span text:style-name="T1">F</text:span><text:change-end text:change-id="ct98091776"/><text:change text:change-id="ct98015952"/>};</text:p>
      <text:p text:style-name="Code"><text:span text:style-name="T13"><text:s text:c="2"/></text:span>assert(a * b == c);</text:p>
      <text:p text:style-name="Code">}</text:p>
      <text:p text:style-name="Text_20_body">What is your prediction?</text:p>
      <text:p text:style-name="Unnumbered_20_List">_____________________________________________________________</text:p>
      <text:p text:style-name="Text_20_body">What is the actual outcome?</text:p>
      <text:p text:style-name="Unnumbered_20_List">_____________________________________________________________</text:p>
      <text:p text:style-name="Text_20_body">Were you correct? ________________</text:p>
      <text:p text:style-name="Text_20_body">The problem is that 0.03 and 0.3 do not have exact representations in binary, so if your floating-point format is binary (and most are), the values the computer uses are approximations of the real values. Multiplying 0.03 by 10 gives a result that is very close to 0.3, but the binary representation differs from that obtained by converting 0.3 to binary. (In IEC 60559 single-precision format, 0.03 * 10.0 gives 0.0111001100110011001100100<text:span text:style-name="T10">2</text:span> and 0.3 is 0.0111001100110011001101000<text:span text:style-name="T10">2</text:span>. The numbers are very close, but they differ in the 22<text:span text:style-name="T8">nd</text:span> significant bit.</text:p>
      <text:p text:style-name="Text_20_body">Some programmers mistakenly believe that floating-point arithmetic is therefore “imprecise.” On the contrary, floating-point arithmetic is exact. The problem lies only in the programmer’s expectations if you anticipate floating-point arithmetic to follow the rules of real-number arithmetic. If you realize that the compiler converts your decimal literals to other values, and computes with those other values, and if you <text:soft-page-break/>understand the rules that the processor uses when it performs limited-precision arithmetic with those values, you can know exactly what the results will be. If this level of detail is critical for your application, you need to take the time to perform this level of analysis.</text:p>
      <text:p text:style-name="Text_20_body">The rest of us, however, can continue to pretend that floating-point numbers and arithmetic are nearly real without worrying overmuch about the differences. Just don’t compare floating-point numbers for exact equality. (How to compare numbers for approximate equality is beyond the scope of this book. Visit the web site for links and references.)<text:span text:style-name="Comment_20_Reference"><text:span text:style-name="T6"><office:annotation><dc:creator>Stefan Turalski</dc:creator><dc:date>2013-09-21T08:17:00</dc:date><text:p text:style-name="P12"><text:span text:style-name="T21">Double check the webpage closer to publishing date</text:span></text:p></office:annotation></text:span></text:span></text:p>
      <text:h text:style-name="Heading_20_1" text:outline-level="1">Floating-Point Traits</text:h>
      <text:p text:style-name="Body_20_Text_20_First">You can query <text:span text:style-name="Code_20_Inline">numeric_limits</text:span> to reveal the size and limits of a floating-point type. You can also determine whether the type allows infinity or NaN. Listing 26-2 shows some code that displays information about a floating-point type.</text:p>
      <text:p text:style-name="Code_20_Caption"><text:span text:style-name="T12">Listing 26-2.</text:span> Discovering the Attributes of a Floating-Point Type</text:p>
      <text:p text:style-name="Code">#include &lt;iostream&gt;</text:p>
      <text:p text:style-name="Code">#include &lt;limits&gt;</text:p>
      <text:p text:style-name="Code">#include &lt;locale&gt;</text:p>
      <text:p text:style-name="Code"/>
      <text:p text:style-name="Code">int main()</text:p>
      <text:p text:style-name="Code">{</text:p>
      <text:p text:style-name="Code"><text:span text:style-name="T13"><text:s text:c="2"/></text:span>std::cout.imbue(std::locale<text:change text:change-id="ct97864064"/><text:change-start text:change-id="ct96152368"/><text:span text:style-name="T16">{</text:span><text:change-end text:change-id="ct96152368"/>""<text:change text:change-id="ct93682304"/><text:change-start text:change-id="ct79156544"/><text:span text:style-name="T16">}</text:span><text:change-end text:change-id="ct79156544"/>);</text:p>
      <text:p text:style-name="Code"><text:span text:style-name="T13"><text:s text:c="2"/></text:span>std::cout &lt;&lt; std::boolalpha;</text:p>
      <text:p text:style-name="Code"><text:span text:style-name="T13"><text:s text:c="2"/></text:span>// Change float to double or long double to learn about those types.</text:p>
      <text:p text:style-name="Code"><text:span text:style-name="T13"><text:s text:c="2"/></text:span>typedef float T;</text:p>
      <text:p text:style-name="Code"><text:span text:style-name="T13"><text:s text:c="2"/></text:span>std::cout &lt;&lt; "min=" &lt;&lt; std::numeric_limits&lt;T&gt;::min() &lt;&lt; '\n'</text:p>
      <text:p text:style-name="Code"><text:span text:style-name="T13"><text:s text:c="7"/></text:span>&lt;&lt; "max=" &lt;&lt; std::numeric_limits&lt;T&gt;::max() &lt;&lt; '\n'</text:p>
      <text:p text:style-name="Code"><text:span text:style-name="T13"><text:s text:c="7"/></text:span>&lt;&lt; "IEC 60559? " &lt;&lt; std::numeric_limits&lt;T&gt;::is_iec559 &lt;&lt; '\n'</text:p>
      <text:p text:style-name="Code"><text:span text:style-name="T13"><text:s text:c="7"/></text:span>&lt;&lt; "max exponent=" &lt;&lt; std::numeric_limits&lt;T&gt;::max_exponent &lt;&lt; '\n'</text:p>
      <text:p text:style-name="Code"><text:span text:style-name="T13"><text:s text:c="7"/></text:span>&lt;&lt; "min exponent=" &lt;&lt; std::numeric_limits&lt;T&gt;::min_exponent &lt;&lt; '\n'</text:p>
      <text:p text:style-name="Code"><text:span text:style-name="T13"><text:s text:c="7"/></text:span>&lt;&lt; "mantissa places=" &lt;&lt; std::numeric_limits&lt;T&gt;::digits &lt;&lt; '\n'</text:p>
      <text:p text:style-name="Code"><text:span text:style-name="T13"><text:s text:c="7"/></text:span>&lt;&lt; "radix=" &lt;&lt; std::numeric_limits&lt;T&gt;::radix &lt;&lt; '\n'</text:p>
      <text:p text:style-name="Code"><text:span text:style-name="T13"><text:s text:c="7"/></text:span>&lt;&lt; "has infinity? " &lt;&lt; std::numeric_limits&lt;T&gt;::has_infinity &lt;&lt; '\n'</text:p>
      <text:p text:style-name="Code"><text:span text:style-name="T13"><text:s text:c="7"/></text:span>&lt;&lt; "has quiet NaN? " &lt;&lt; std::numeric_limits&lt;T&gt;::has_quiet_NaN &lt;&lt; '\n'</text:p>
      <text:p text:style-name="Code"><text:span text:style-name="T13"><text:s text:c="7"/></text:span>&lt;&lt; "has signaling NaN? " &lt;&lt; std::numeric_limits&lt;T&gt;::has_signaling_NaN &lt;&lt; '\n';</text:p>
      <text:p text:style-name="Code"/>
      <text:p text:style-name="Code"><text:span text:style-name="T13"><text:s text:c="2"/></text:span>if (std::numeric_limits&lt;T&gt;::has_infinity)</text:p>
      <text:p text:style-name="Code"><text:span text:style-name="T13"><text:s text:c="2"/></text:span>{</text:p>
      <text:p text:style-name="Code"><text:span text:style-name="T13"><text:s text:c="4"/></text:span>T zero{0};</text:p>
      <text:p text:style-name="Code"><text:span text:style-name="T13"><text:s text:c="4"/></text:span>T one{1};</text:p>
      <text:p text:style-name="Code"><text:span text:style-name="T13"><text:s text:c="4"/></text:span>T inf{std::numeric_limits&lt;T&gt;::infinity()};</text:p>
      <text:p text:style-name="Code"><text:span text:style-name="T13"><text:s text:c="4"/></text:span>if (one/zero == inf)</text:p>
      <text:p text:style-name="Code"><text:span text:style-name="T13"><text:s text:c="6"/></text:span>std::cout &lt;&lt; "1.0/0.0 = infinity\n";</text:p>
      <text:p text:style-name="Code"><text:span text:style-name="T13"><text:s text:c="4"/></text:span>if (inf + inf == inf)</text:p>
      <text:p text:style-name="Code"><text:span text:style-name="T13"><text:s text:c="6"/></text:span>std::cout &lt;&lt; "infinity + infinity = infinity\n";</text:p>
      <text:p text:style-name="Code"><text:span text:style-name="T13"><text:s text:c="2"/></text:span>}</text:p>
      <text:p text:style-name="Code"><text:span text:style-name="T13"><text:s text:c="2"/></text:span>if (std::numeric_limits&lt;T&gt;::has_quiet_NaN)</text:p>
      <text:p text:style-name="Code"><text:span text:style-name="T13"><text:s text:c="2"/></text:span>{</text:p>
      <text:p text:style-name="Code"><text:span text:style-name="T13"><text:s text:c="4"/></text:span>// There's no guarantee that your environment produces quiet NaNs for</text:p>
      <text:p text:style-name="Code"><text:span text:style-name="T13"><text:s text:c="4"/></text:span>// these illegal arithmetic operations. It's possible that your compiler's</text:p>
      <text:p text:style-name="Code"><text:soft-page-break/><text:span text:style-name="T13"><text:s text:c="4"/></text:span>// default is to produce signaling NaNs, or to terminate the program</text:p>
      <text:p text:style-name="Code"><text:span text:style-name="T13"><text:s text:c="4"/></text:span>// in some other way.</text:p>
      <text:p text:style-name="Code"><text:span text:style-name="T13"><text:s text:c="4"/></text:span>T zero{};</text:p>
      <text:p text:style-name="Code"><text:span text:style-name="T13"><text:s text:c="4"/></text:span>T inf{std::numeric_limits&lt;T&gt;::infinity()};</text:p>
      <text:p text:style-name="Code"><text:span text:style-name="T13"><text:s text:c="4"/></text:span>std::cout &lt;&lt; "zero/zero = " &lt;&lt; zero/zero &lt;&lt; '\n';</text:p>
      <text:p text:style-name="Code"><text:span text:style-name="T13"><text:s text:c="4"/></text:span>std::cout &lt;&lt; "inf/inf = " &lt;&lt; inf/inf &lt;&lt; '\n';</text:p>
      <text:p text:style-name="Code"><text:span text:style-name="T13"><text:s text:c="2"/></text:span>}</text:p>
      <text:p text:style-name="Code">}</text:p>
      <text:p text:style-name="Text_20_body">Modify the program so it prints information about <text:span text:style-name="Strong_20_Emphasis"><text:span text:style-name="T14">double</text:span></text:span>. Run it. Modify it again for <text:span text:style-name="Strong_20_Emphasis"><text:span text:style-name="T14">long</text:span></text:span> <text:span text:style-name="Strong_20_Emphasis"><text:span text:style-name="T14">double</text:span></text:span>, and run it. <text:span text:style-name="Strong_20_Emphasis"><text:span text:style-name="T11">Do the results match your expectations?</text:span></text:span> ________________</text:p>
      <text:h text:style-name="Heading_20_1" text:outline-level="1">Floating-Point I/O</text:h>
      <text:p text:style-name="Body_20_Text_20_First">Reading and writing floating-point values depend<text:change text:change-id="ct93225280"/> on the locale. In the classic locale, the input format is the same as for an integer or floating-point literal. In a native locale, you must write the input according to the rules of the locale. In particular, the decimal separator must be that of the locale. Thousands-separators are optional, but if you use them, you must use the locale-specific character and correct placement.</text:p>
      <text:p text:style-name="Text_20_body">Output is more complicated. </text:p>
      <text:p text:style-name="Text_20_body">In addition to the field width and fill character, floating-point output also depends on the precision—the number of places after the decimal point—and the format, which can be fixed-point (without an exponent), scientific (with an exponent), or general (use an exponent only when necessary). The default is general. Depending on the locale, the number may include separators for groups of thousands.</text:p>
      <text:p text:style-name="Text_20_body">In the scientific and fixed formats<text:change-start text:change-id="ct93634208"/> <text:span text:style-name="T17">(which you specify with a manipulator of the same name)</text:span><text:change-end text:change-id="ct93634208"/>, the precision is the number of digits after the decimal point. In the general format, it is the maximum number of significant digits. Set the stream’s precision with the <text:span text:style-name="Code_20_Inline">precision</text:span> member function or <text:span text:style-name="Code_20_Inline">setprecision</text:span> <text:span text:style-name="Comment_20_Reference"><text:span text:style-name="T6"><office:annotation><dc:creator>Stefan Turalski</dc:creator><dc:date>2013-09-22T16:57:00</dc:date><text:p text:style-name="P12"><text:span text:style-name="T21">… </text:span><text:span text:style-name="T21">which you could find in the iomanip, or sth like this always helps to navigate</text:span></text:p></office:annotation></text:span></text:span>manipulator. The default precision is six.<text:change-start text:change-id="ct69029952"/> <text:span text:style-name="T16">As usual, the manipulators that do not take arguments are declared in </text:span><text:span text:style-name="Code_20_Inline"><text:span text:style-name="T16">&lt;ios&gt;</text:span></text:span><text:span text:style-name="T16">, so y</text:span><text:change-end text:change-id="ct69029952"/><text:change-start text:change-id="ct91239376"/><text:span text:style-name="T16">ou get them for free with </text:span><text:span text:style-name="Code_20_Inline"><text:span text:style-name="T16">&lt;iostream&gt;</text:span></text:span><text:span text:style-name="T16">, but </text:span><text:span text:style-name="Code_20_Inline"><text:span text:style-name="T16">setprecision</text:span></text:span><text:span text:style-name="T16"> requires that you include </text:span><text:span text:style-name="Code_20_Inline"><text:span text:style-name="T16">&lt;iomanip&gt;</text:span></text:span><text:span text:style-name="T16">.</text:span><text:change-end text:change-id="ct91239376"/></text:p>
      <text:p text:style-name="Code">double const pi{3.141592653589792};</text:p>
      <text:p text:style-name="Code">std::cout.precision(12);</text:p>
      <text:p text:style-name="Code">std::cout &lt;&lt; pi &lt;&lt; '\n';</text:p>
      <text:p text:style-name="Code">std::cout &lt;&lt; std::setprecision(4) &lt;&lt; pi &lt;&lt; '\n';</text:p>
      <text:p text:style-name="Text_20_body">In <text:span text:style-name="Code_20_Inline">scientific</text:span> format, the exponent is printed with a lowercase <text:span text:style-name="Code_20_Inline">'e'</text:span> (or <text:span text:style-name="Code_20_Inline">'E'</text:span> if you use the <text:span text:style-name="Code_20_Inline">uppercase</text:span> manipulator), followed by the base 10 exponent. The exponent always has a sign (<text:span text:style-name="Code_20_Inline">+</text:span> or <text:span text:style-name="Code_20_Inline">-</text:span>), and at least two digits, even if the exponent is zero. The mantissa is written with one digit before the decimal point. The precision determines the number of places after the decimal point.</text:p>
      <text:p text:style-name="Text_20_body">In <text:span text:style-name="Code_20_Inline">fixed</text:span> format, no exponent is printed. The number is printed with as many digits before the decimal point as needed. The precision determines the number of places after the decimal point. The decimal point is always printed.</text:p>
      <text:p text:style-name="Text_20_body">The default format is the general format, which means printing numbers nicely without sacrificing information. If the exponent is less than or equal to –4, or if it is greater than the precision, the number is <text:soft-page-break/>printed in scientific format. Otherwise, it is printed without an exponent. However, unlike conventional fixed-point output, trailing zeros are removed after the decimal point. If after removal of the trailing zeros the decimal point becomes the last character, it is also removed.</text:p>
      <text:p text:style-name="Text_20_body">When necessary, values are rounded off to fit within the allotted precision.</text:p>
      <text:p text:style-name="Text_20_body">A new format in C++<text:change-start text:change-id="ct90881888"/> <text:span text:style-name="T19">11</text:span><text:change-end text:change-id="ct90881888"/> is <text:span text:style-name="Code_20_Inline">hexfloat</text:span>. The value is printed in hexadecimal, which lets you discover the exact value on systems with binary or base 16 representations.<text:change-start text:change-id="ct95580256"/> <text:span text:style-name="T19">Because the letter </text:span><text:span text:style-name="Code_20_Inline"><text:span text:style-name="T19">'e'</text:span></text:span><text:change-end text:change-id="ct95580256"/><text:change-start text:change-id="ct83919296"/><text:span text:style-name="T19"> </text:span><text:span text:style-name="T19">is a valid hexadecimal value, the exponent is marked with the letter </text:span><text:span text:style-name="Code_20_Inline"><text:span text:style-name="T19">'p'</text:span></text:span><text:span text:style-name="T19"> or </text:span><text:span text:style-name="Code_20_Inline"><text:span text:style-name="T19">'P'</text:span></text:span><text:span text:style-name="T19">.</text:span><text:change-end text:change-id="ct83919296"/></text:p>
      <text:p text:style-name="P11">The easiest way to specify a particular output format is with a manipulator: <text:span text:style-name="Code_20_Inline">scientific</text:span>, <text:span text:style-name="Code_20_Inline">fixed</text:span>, or <text:span text:style-name="Code_20_Inline">hexfloat</text:span><text:change-start text:change-id="ct77112032"/>.<text:change-end text:change-id="ct77112032"/> Like the precision, the format persists in the stream’s state until you change it. (Only width resets after an output operation.) Unfortunately, once you set the format, there is no easy way to revert to the default general format. To do that, you must use a member function, and a clumsy one at that, as shown in the following:</text:p>
      <text:p text:style-name="Code">std::cout &lt;&lt; std::scientific &lt;&lt; large_number &lt;&lt; '\n';</text:p>
      <text:p text:style-name="Code">std::cout &lt;&lt; std::fixed &lt;&lt; small_number &lt;&lt; '\n';</text:p>
      <text:p text:style-name="Code">std::cout.unsetf(std::ios_base::floatfield);</text:p>
      <text:p text:style-name="Code">std::cout &lt;&lt; number_in_general_format &lt;&lt; '\n';</text:p>
      <text:p text:style-name="Text_20_body"><text:span text:style-name="Strong_20_Emphasis"><text:span text:style-name="T11">Complete Table 26-1, showing exactly how each value would be printed in each format, in the classic locale.</text:span></text:span> I filled in the first row for your convenience.</text:p>
      <text:p text:style-name="Table_20_Caption"><text:span text:style-name="T12">Table 26-1.</text:span> Floating-Point Outpu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
          </table:table-cell>
          <table:table-cell table:style-name="Table1.B1" office:value-type="string">
            <text:p text:style-name="P8">Precision</text:p>
          </table:table-cell>
          <table:table-cell table:style-name="Table1.B1" office:value-type="string">
            <text:p text:style-name="P8">Scientific</text:p>
          </table:table-cell>
          <table:table-cell table:style-name="Table1.B1" office:value-type="string">
            <text:p text:style-name="P8">Fixed</text:p>
          </table:table-cell>
          <table:table-cell table:style-name="Table1.B1" office:value-type="string">
            <text:p text:style-name="P8">Hexfloat</text:p>
          </table:table-cell>
          <table:table-cell table:style-name="Table1.F1" office:value-type="string">
            <text:p text:style-name="P8">General</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6</text:p>
          </table:table-cell>
          <table:table-cell table:style-name="Table1.B2" office:value-type="string">
            <text:p text:style-name="Table_20_Text">
       <text:span text:style-name="Code_20_Inline">1.234568e5</text:span>
      </text:p>
          </table:table-cell>
          <table:table-cell table:style-name="Table1.B2" office:value-type="string">
            <text:p text:style-name="Table_20_Text">
       <text:span text:style-name="Code_20_Inline">123456.789000</text:span>
      </text:p>
          </table:table-cell>
          <table:table-cell table:style-name="Table1.B2" office:value-type="string">
            <text:p text:style-name="Table_20_Text">
       <text:span text:style-name="Code_20_Inline">0x1.e240cap+16</text:span>
      </text:p>
          </table:table-cell>
          <table:table-cell table:style-name="Table1.F2" office:value-type="string">
            <text:p text:style-name="Table_20_Text">
       <text:span text:style-name="Code_20_Inline">123457</text:span>
      </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4</text:p>
          </table:table-cell>
          <table:table-cell table:style-name="Table1.B2" office:value-type="string">
            <text:p text:style-name="Table_20_Text">________________</text:p>
          </table:table-cell>
          <table:table-cell table:style-name="Table1.B2" office:value-type="string">
            <text:p text:style-name="Table_20_Text">_______________</text:p>
          </table:table-cell>
          <table:table-cell table:style-name="Table1.B2" office:value-type="string">
            <text:p text:style-name="Table_20_Text">______________________</text:p>
          </table:table-cell>
          <table:table-cell table:style-name="Table1.F2" office:value-type="string">
            <text:p text:style-name="Table_20_Text">________________</text:p>
          </table:table-cell>
        </table:table-row>
        <table:table-row table:style-name="Table1.1">
          <table:table-cell table:style-name="Table1.A2" office:value-type="string">
            <text:p text:style-name="Table_20_Text">123456789</text:p>
          </table:table-cell>
          <table:table-cell table:style-name="Table1.B2" office:value-type="string">
            <text:p text:style-name="Table_20_Text">2</text:p>
          </table:table-cell>
          <table:table-cell table:style-name="Table1.B2" office:value-type="string">
            <text:p text:style-name="Table_20_Text">________________</text:p>
          </table:table-cell>
          <table:table-cell table:style-name="Table1.B2" office:value-type="string">
            <text:p text:style-name="Table_20_Text">_______________</text:p>
          </table:table-cell>
          <table:table-cell table:style-name="Table1.B2" office:value-type="string">
            <text:p text:style-name="Table_20_Text">______________________</text:p>
          </table:table-cell>
          <table:table-cell table:style-name="Table1.F2" office:value-type="string">
            <text:p text:style-name="Table_20_Text">________________</text:p>
          </table:table-cell>
        </table:table-row>
        <table:table-row table:style-name="Table1.1">
          <table:table-cell table:style-name="Table1.A5" office:value-type="string">
            <text:p text:style-name="P6">–1234.5678e9</text:p>
          </table:table-cell>
          <table:table-cell table:style-name="Table1.B5" office:value-type="string">
            <text:p text:style-name="P6">5</text:p>
          </table:table-cell>
          <table:table-cell table:style-name="Table1.B5" office:value-type="string">
            <text:p text:style-name="P6">______________</text:p>
          </table:table-cell>
          <table:table-cell table:style-name="Table1.B5" office:value-type="string">
            <text:p text:style-name="P6">_____________</text:p>
          </table:table-cell>
          <table:table-cell table:style-name="Table1.B5" office:value-type="string">
            <text:p text:style-name="P5">_____________________</text:p>
          </table:table-cell>
          <table:table-cell table:style-name="Table1.F5" office:value-type="string">
            <text:p text:style-name="P6">________________</text:p>
          </table:table-cell>
        </table:table-row>
      </table:table>
      <text:p text:style-name="Text_20_body">After you have filled in the table with your predictions, <text:span text:style-name="Strong_20_Emphasis"><text:span text:style-name="T11">write a program that will test your predictions</text:span></text:span> then run it and see how well you did. Compare your program with Listing 26-3.</text:p>
      <text:p text:style-name="Code_20_Caption"><text:span text:style-name="T12">Listing 26-3.</text:span> Demonstrating Floating-Point Output</text:p>
      <text:p text:style-name="Code">#include &lt;iostream&gt;</text:p>
      <text:p text:style-name="Code"/>
      <text:p text:style-name="Code">/// Print a floating-point number in three different formats.</text:p>
      <text:p text:style-name="Code">/// @param precision the precision to use when printing @p value</text:p>
      <text:p text:style-name="Code">/// @param value the floating-point number to print</text:p>
      <text:p text:style-name="Code">void print(int precision, float value)</text:p>
      <text:p text:style-name="Code">{</text:p>
      <text:p text:style-name="Code"><text:span text:style-name="T13"><text:s text:c="2"/></text:span>std::cout.precision(precision);</text:p>
      <text:p text:style-name="Code"><text:soft-page-break/><text:span text:style-name="T13"><text:s text:c="2"/></text:span>std::cout &lt;&lt; std::scientific &lt;&lt; value &lt;&lt; '\t'</text:p>
      <text:p text:style-name="Code"><text:span text:style-name="T13"><text:s text:c="12"/></text:span>&lt;&lt; std::fixed <text:s text:c="5"/>&lt;&lt; value &lt;&lt; '\t'</text:p>
      <text:p text:style-name="Code"><text:span text:style-name="T13"><text:s text:c="12"/></text:span>&lt;&lt; std::hexfloat <text:s text:c="2"/>&lt;&lt; value &lt;&lt; '\t';</text:p>
      <text:p text:style-name="Code"/>
      <text:p text:style-name="Code"><text:span text:style-name="T13"><text:s text:c="2"/></text:span>// Set the format to general.</text:p>
      <text:p text:style-name="Code"><text:span text:style-name="T13"><text:s text:c="2"/></text:span>std::cout.unsetf(std::ios_base::floatfield);</text:p>
      <text:p text:style-name="Code"><text:span text:style-name="T13"><text:s text:c="2"/></text:span>std::cout &lt;&lt; value &lt;&lt; '\n';</text:p>
      <text:p text:style-name="Code">}</text:p>
      <text:p text:style-name="Code"/>
      <text:p text:style-name="Code">/// Main program.</text:p>
      <text:p text:style-name="Code">int main()</text:p>
      <text:p text:style-name="Code">{</text:p>
      <text:p text:style-name="Code"><text:span text:style-name="T13"><text:s text:c="2"/></text:span>print(6, 123456.789f);</text:p>
      <text:p text:style-name="Code"><text:span text:style-name="T13"><text:s text:c="2"/></text:span>print(4, 1.23456789f);</text:p>
      <text:p text:style-name="Code"><text:span text:style-name="T13"><text:s text:c="2"/></text:span>print(2, 123456789.f);</text:p>
      <text:p text:style-name="Code"><text:span text:style-name="T13"><text:s text:c="2"/></text:span>print(5, -1234.5678e9f);</text:p>
      <text:p text:style-name="Code">}</text:p>
      <text:p text:style-name="Text_20_body">The precise values can differ from one system to another depending on the floating-point representation. For example, <text:span text:style-name="Code_20_Inline">float</text:span> on most systems cannot support the full precision of nine decimal digits, so you should expect some fuzziness in the least significant digits of the printed result. In other words, unless you want to sit down and do some serious binary computation, you cannot easily predict exactly what the output will be in every case. Table 26-2 shows the output from Listing 26-3, when run on a typical IEC 60559–compliant system.</text:p>
      <text:p text:style-name="Table_20_Caption"><text:span text:style-name="T12">Table 26-2.</text:span> Results of Printing Floating-Point Numb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8">Value</text:p>
          </table:table-cell>
          <table:table-cell table:style-name="Table2.B1" office:value-type="string">
            <text:p text:style-name="P8">Precision</text:p>
          </table:table-cell>
          <table:table-cell table:style-name="Table2.B1" office:value-type="string">
            <text:p text:style-name="P8">Scientific</text:p>
          </table:table-cell>
          <table:table-cell table:style-name="Table2.B1" office:value-type="string">
            <text:p text:style-name="P8">Fixed</text:p>
          </table:table-cell>
          <table:table-cell table:style-name="Table2.B1" office:value-type="string">
            <text:p text:style-name="P8">Hexfloat</text:p>
          </table:table-cell>
          <table:table-cell table:style-name="Table2.F1" office:value-type="string">
            <text:p text:style-name="P8">General</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6</text:p>
          </table:table-cell>
          <table:table-cell table:style-name="Table2.B2" office:value-type="string">
            <text:p text:style-name="Table_20_Text">
       <text:span text:style-name="Code_20_Inline">1.234568e+05</text:span>
      </text:p>
          </table:table-cell>
          <table:table-cell table:style-name="Table2.B2" office:value-type="string">
            <text:p text:style-name="Table_20_Text">
       <text:span text:style-name="Code_20_Inline">123456.789062</text:span>
      </text:p>
          </table:table-cell>
          <table:table-cell table:style-name="Table2.B2" office:value-type="string">
            <text:p text:style-name="Table_20_Text">
       <text:span text:style-name="Code_20_Inline">0x1.e240cap+16</text:span>
      </text:p>
          </table:table-cell>
          <table:table-cell table:style-name="Table2.F2" office:value-type="string">
            <text:p text:style-name="Table_20_Text">
       <text:span text:style-name="Code_20_Inline">123457</text:span>
      </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4</text:p>
          </table:table-cell>
          <table:table-cell table:style-name="Table2.B2" office:value-type="string">
            <text:p text:style-name="Table_20_Text">
       <text:span text:style-name="Code_20_Inline">1.2346e+00</text:span>
      </text:p>
          </table:table-cell>
          <table:table-cell table:style-name="Table2.B2" office:value-type="string">
            <text:p text:style-name="Table_20_Text">
       <text:span text:style-name="Code_20_Inline">1.2346</text:span>
      </text:p>
          </table:table-cell>
          <table:table-cell table:style-name="Table2.B2" office:value-type="string">
            <text:p text:style-name="Table_20_Text">
       <text:span text:style-name="Code_20_Inline">0x1.3c0ca4p+0</text:span>
      </text:p>
          </table:table-cell>
          <table:table-cell table:style-name="Table2.F2" office:value-type="string">
            <text:p text:style-name="Table_20_Text">
       <text:span text:style-name="Code_20_Inline">1.235</text:span>
      </text:p>
          </table:table-cell>
        </table:table-row>
        <table:table-row table:style-name="Table2.1">
          <table:table-cell table:style-name="Table2.A2" office:value-type="string">
            <text:p text:style-name="Table_20_Text">123456789</text:p>
          </table:table-cell>
          <table:table-cell table:style-name="Table2.B2" office:value-type="string">
            <text:p text:style-name="Table_20_Text">2</text:p>
          </table:table-cell>
          <table:table-cell table:style-name="Table2.B2" office:value-type="string">
            <text:p text:style-name="Table_20_Text">
       <text:span text:style-name="Code_20_Inline">1.23e+08</text:span>
      </text:p>
          </table:table-cell>
          <table:table-cell table:style-name="Table2.B2" office:value-type="string">
            <text:p text:style-name="Table_20_Text">
       <text:span text:style-name="Code_20_Inline">123456792.00</text:span>
      </text:p>
          </table:table-cell>
          <table:table-cell table:style-name="Table2.B2" office:value-type="string">
            <text:p text:style-name="Table_20_Text">
       <text:span text:style-name="Code_20_Inline">0x1.d6f346p+26</text:span>
      </text:p>
          </table:table-cell>
          <table:table-cell table:style-name="Table2.F2" office:value-type="string">
            <text:p text:style-name="Table_20_Text">
       <text:span text:style-name="Code_20_Inline">1.2e+08</text:span>
      </text:p>
          </table:table-cell>
        </table:table-row>
        <table:table-row table:style-name="Table2.1">
          <table:table-cell table:style-name="Table2.A5" office:value-type="string">
            <text:p text:style-name="P7"><text:span text:style-name="T15">−</text:span>1234.5678e9</text:p>
          </table:table-cell>
          <table:table-cell table:style-name="Table2.B5" office:value-type="string">
            <text:p text:style-name="P7">5</text:p>
          </table:table-cell>
          <table:table-cell table:style-name="Table2.B5" office:value-type="string">
            <text:p text:style-name="P6">
       <text:span text:style-name="Code_20_Inline">-1.23457e+12</text:span>
      </text:p>
          </table:table-cell>
          <table:table-cell table:style-name="Table2.B5" office:value-type="string">
            <text:p text:style-name="P6">
       <text:span text:style-name="Code_20_Inline">-1234567823360.00000</text:span>
      </text:p>
          </table:table-cell>
          <table:table-cell table:style-name="Table2.B5" office:value-type="string">
            <text:p text:style-name="P6">
       <text:span text:style-name="Code_20_Inline">-0x1.1f71fap+40</text:span>
      </text:p>
          </table:table-cell>
          <table:table-cell table:style-name="Table2.F5" office:value-type="string">
            <text:p text:style-name="P6">
       <text:span text:style-name="Code_20_Inline">-1.2346e+12</text:span>
      </text:p>
          </table:table-cell>
        </table:table-row>
      </table:table>
      <text:p text:style-name="Text_20_body">Some applications never need to use floating-point numbers; others need it a lot. Scientists and engineers, for example, depend on floating-point arithmetic and math functions and must understand the subtleties of working with these numbers. C++ has everything you need for computation-intensive programming. Although the details are beyond the scope of this book, interested readers should consult a reference for the <text:span text:style-name="Code_20_Inline">&lt;cmath&gt;</text:span> header, and the transcendental and other functions that it provides.<text:change-start text:change-id="ct98282784"/> <text:span text:style-name="T20">The </text:span><text:span text:style-name="Code_20_Inline"><text:span text:style-name="T20">&lt;cfenv&gt;</text:span></text:span><text:span text:style-name="T20"> header </text:span><text:change-end text:change-id="ct98282784"/><text:change-start text:change-id="ct98203104"/><text:span text:style-name="T20">contains functions and related declarations to let you adjust the rounding mode and othe</text:span><text:change-end text:change-id="ct98203104"/><text:change-start text:change-id="ct84527488"/><text:span text:style-name="T20">r aspects of the floating-point environment. If you cannot find information about </text:span><text:span text:style-name="Code_20_Inline"><text:span text:style-name="T20">&lt;cfenv&gt;</text:span></text:span><text:span text:style-name="T20"> in a C++ reference, consult a C 99 reference for the </text:span><text:span text:style-name="Code_20_Inline"><text:span text:style-name="T20">&lt;fenv.h&gt;</text:span></text:span><text:span text:style-name="T20"> header.</text:span><text:change-end text:change-id="ct84527488"/></text:p>
      <text:p text:style-name="Text_20_body">The next Exploration takes a side trip to a completely different topic, explaining the strange comments—the extra slashes (<text:span text:style-name="Code_20_Inline">///</text:span>) and stars (<text:span text:style-name="Code_20_Inline">/**</text:span>)—that I’ve used in so many programs.</text:p>
      <text:p text:style-name="Text_20_body"/>
      <text:p text:style-name="Text_20_body">
    <text:bookmark text:name="Ref_Chapter"/>
    <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RA_2f_TMS_2f_CCC" style:display-name="TRA/TMS/CCC" style:family="text">
      <style:text-properties fo:color="#000000" style:text-position="0% 100%" style:font-name="ZapfDingbats" fo:font-size="8.5pt" fo:letter-spacing="normal" fo:language="en" fo:country="US" style:text-underline-style="none" style:font-size-asian="8.5pt" style:font-name-complex="ZapfDingbats" style:font-size-complex="8.5pt" style:text-emphasize="none" style:text-scale="100%"/>
    </style:style>
    <style:style style:name="Comment_20_Subject_20_Char" style:display-name="Comment Subject Char" style:family="text">
      <style:text-properties style:font-name="Times" fo:font-weight="bold" style:font-weight-asian="bold" style:font-name-complex="Times"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6 </text:span>
     <text:span text:style-name="MT2"></text:span>
     <text:span text:style-name="MT3"> Very Big and Very Little Numbers</text:span>
    </text:p>
      </style:header>
      <style:header-left style:display="false">
        <text:p text:style-name="Header">
     <text:span text:style-name="MT3">CHAPTER 26 </text:span>
     <text:span text:style-name="MT2"></text:span>
     <text:span text:style-name="MT3"> Very Big and Very Little Numbers</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2:51:00</meta:creation-date>
    <dc:creator>Ray Lischner</dc:creator>
    <dc:date>2013-10-05T10:39:41</dc:date>
    <meta:print-date>2009-03-19T10:05:00</meta:print-date>
    <meta:editing-cycles>13</meta:editing-cycles>
    <meta:editing-duration>PT1H28M47S</meta:editing-duration>
    <meta:generator>LibreOffice/4.0-5$Linux_X86_64 LibreOffice_project/400m0$Build-305</meta:generator>
    <meta:document-statistic meta:table-count="2" meta:image-count="0" meta:object-count="0" meta:page-count="8" meta:paragraph-count="203" meta:word-count="2711" meta:character-count="17552" meta:non-whitespace-character-count="14852"/>
    <meta:user-defined meta:name="Chapter Number">2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